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84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cookie_var = req.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b.run_smart(“SELECT * FROM user_acct WHERE username = username AND password = password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db.run_smart(“SELECT session_data FROM ckj WHERE cookie_key = cookie_var.cookie_key”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4"/>parsed_session_data = JSON.parse(rows_ckj[0].session_data)</text:p>
          </table:table-cell>
          <table:table-cell office:value-type="string" calcext:value-type="string">
            <text:p>fails if there’s no existing cookie key; if rows_ckj.length == 0</text:p>
          </table:table-cell>
        </table:table-row>
        <table:table-row table:style-name="ro1">
          <table:table-cell/>
          <table:table-cell office:value-type="string" calcext:value-type="string">
            <text:p><text:s text:c="4"/>if (rows_ua.length == 0) (if unsuccessful logi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if (rows_ckj.length ==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create and save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else (if unauthorized key already exis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lse (if login was successfu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if (rows_ckj.length ==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create and save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authorize_db_session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else (if unauthorized key already exis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authorize_db_session_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return res.redirect(“/login?u_a=false”)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 st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test failed lo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no 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xisting unauthorized cook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test successful lo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no 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xisting unauthorized cook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existing authorized cookies from home pa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17:56.066237028</meta:creation-date>
    <dc:date>2017-11-03T11:31:48.957185574</dc:date>
    <meta:editing-duration>PT13M55S</meta:editing-duration>
    <meta:editing-cycles>3</meta:editing-cycles>
    <meta:generator>LibreOffice/5.4.1.2$Linux_X86_64 LibreOffice_project/40m0$Build-2</meta:generator>
    <meta:document-statistic meta:table-count="1" meta:cell-count="31" meta:object-count="0"/>
  </office:meta>
</office:document-meta>
</file>